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ource.get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Featur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StaxSource( XMLStreamReader stream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Source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pars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taxSource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Source.getQualified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ource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ource.getAttribut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axSource.get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